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62cae"/>
    </style:style>
    <style:style style:name="P2" style:family="paragraph" style:parent-style-name="Text_20_body">
      <style:text-properties officeooo:rsid="00162cae" officeooo:paragraph-rsid="00162cae"/>
    </style:style>
    <style:style style:name="P3" style:family="paragraph" style:parent-style-name="Text_20_body">
      <style:text-properties officeooo:rsid="0017d5af" officeooo:paragraph-rsid="0017d5af"/>
    </style:style>
    <style:style style:name="P4" style:family="paragraph" style:parent-style-name="Text_20_body">
      <style:text-properties officeooo:rsid="0019cb88" officeooo:paragraph-rsid="0019cb88"/>
    </style:style>
    <style:style style:name="P5" style:family="paragraph" style:parent-style-name="Text_20_body">
      <style:text-properties officeooo:rsid="001a92bd" officeooo:paragraph-rsid="001a92bd"/>
    </style:style>
    <style:style style:name="P6" style:family="paragraph" style:parent-style-name="Text_20_body">
      <style:text-properties officeooo:rsid="001c3d48" officeooo:paragraph-rsid="001c3d48"/>
    </style:style>
    <style:style style:name="P7" style:family="paragraph" style:parent-style-name="Title">
      <style:text-properties officeooo:rsid="00162cae" officeooo:paragraph-rsid="00162cae"/>
    </style:style>
    <style:style style:name="T1" style:family="text">
      <style:text-properties officeooo:rsid="00162cae"/>
    </style:style>
    <style:style style:name="T2" style:family="text">
      <style:text-properties officeooo:rsid="0019cb88"/>
    </style:style>
    <style:style style:name="T3" style:family="text">
      <style:text-properties officeooo:rsid="001a92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struction of Erestor</text:p>
      <text:h text:style-name="P1" text:outline-level="1"><text:span text:style-name="T1">Chapter 1 -</text:span></text:h>
      <text:p text:style-name="P2">This was a cock he knew well. He didn’t need to see the Elf welding this club to know who it is. That curve was viscous and gave no quarter. The thickness stretched him to his limit and made him feel that to rough of a fucking will make him bleed. </text:p>
      <text:p text:style-name="P2">Now if the hand chocking him would have allowed him to breath a bit more, Erestor would have been able to tell that: 1. This cock is curving to the left and not the right. 2. There was no real pain that would make him gasp, in fact it seemed like the person behind him was a bit lacking in experience and 3. He was grinding his cock in, as if he was waiting for him to get use to the intrusion. </text:p>
      <text:p text:style-name="P3">Still, he couldn’t stop the sigh of pleasure that escaped him as he tilted his head back, allo<text:span text:style-name="T2">wing his neck to be more exposed. He arched into the arms that cocooned him, shoving that club deeper inside him while squeezing it. </text:span></text:p>
      <text:p text:style-name="P3">“...<text:span text:style-name="T2">I know this cock. I lived for it once.”</text:span></text:p>
      <text:p text:style-name="P3">“<text:span text:style-name="T2">You WHAT?!”</text:span></text:p>
      <text:p text:style-name="P4">He also knew that voice. <text:span text:style-name="T3">His eyes open and whips his head to see the voice match the face of the last person he’d think to see while in this position.</text:span> </text:p>
      <text:p text:style-name="P4">“Lady Celebrian?!..”</text:p>
      <text:p text:style-name="P4">“<text:span text:style-name="T3">You’ve been thinking about me, Erestor? Though I don’t think we’ve had relations”</text:span></text:p>
      <text:p text:style-name="P5">A breathless voice, darkened by lust, was in his ear as the half-elf hips continued to roll making Erestor moan, which is really not what was needed right now. </text:p>
      <text:p text:style-name="P5">“Well of course you didn’t bed him, you were to busy chasing your wife. I had to work him over during his growth phase. E’d often drained me dry when we coupled, I had to threaten to not let him visit the </text:p>
      <text:p text:style-name="P6">Numen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1T17:17:18.525992974</dc:date>
    <meta:editing-duration>PT10M2S</meta:editing-duration>
    <meta:editing-cycles>1</meta:editing-cycles>
    <meta:document-statistic meta:table-count="0" meta:image-count="0" meta:object-count="0" meta:page-count="1" meta:paragraph-count="13" meta:word-count="309" meta:character-count="1583" meta:non-whitespace-character-count="1281"/>
    <meta:generator>LibreOffice/7.3.7.2$Linux_X86_64 LibreOffice_project/30$Build-2</meta:generator>
  </office:meta>
</office:document-meta>
</file>